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ader.FileReade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Reader.FileReader( java . io . Fi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Reader.FileReader( java . io . FileDescrip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